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63.45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thena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in/spark-submit --class ripeatlasanalysis.AnalyseTraceroute <text:s text:c="4"/>--master local --driver-memory 30G <text:s/>/home/162558/SparkExample-0.0.4-SNAPSHOT-jar-with-dependencies.jar <text:s/>1517961600 <text:s/>1518566400 3600 /home/162558/spark/inputs/*</text:p>
          </table:table-cell>
        </table:table-row>
        <table:table-row table:style-name="ro2">
          <table:table-cell table:style-name="ce1" office:value-type="date" office:date-value="2018-02-07" calcext:value-type="date">
            <text:p>07/02/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8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1"/>
        </table:table-row>
      </table:table>
      <table:table table:name="MongoDB" table:style-name="ta1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date" office:date-value="2018-02-07" calcext:value-type="date">
            <text:p>07/02/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08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"/>
        </table:table-row>
      </table:table>
      <table:table table:name="spark_" table:style-name="ta1">
        <table:table-column table:style-name="co4" table:default-cell-style-name="Default"/>
        <table:table-column table:style-name="co2" table:number-columns-repeated="14" table:default-cell-style-name="Default"/>
        <table:table-row table:style-name="ro3">
          <table:table-cell office:value-type="string" calcext:value-type="string">
            <text:p/>
            <text:p>Essa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/>
        </table:table-row>
        <table:table-row table:style-name="ro2">
          <table:table-cell table:style-name="ce2" office:value-type="date" office:date-value="2018-02-07" calcext:value-type="date">
            <text:p>07/02/18</text:p>
          </table:table-cell>
          <table:table-cell table:style-name="ce3" office:value-type="float" office:value="494158" calcext:value-type="float">
            <text:p>494158</text:p>
          </table:table-cell>
          <table:table-cell office:value-type="float" office:value="838" calcext:value-type="float">
            <text:p>838</text:p>
          </table:table-cell>
          <table:table-cell office:value-type="float" office:value="1137" calcext:value-type="float">
            <text:p>1137</text:p>
          </table:table-cell>
          <table:table-cell office:value-type="float" office:value="971" calcext:value-type="float">
            <text:p>971</text:p>
          </table:table-cell>
          <table:table-cell office:value-type="float" office:value="646" calcext:value-type="float">
            <text:p>646</text:p>
          </table:table-cell>
          <table:table-cell office:value-type="float" office:value="617" calcext:value-type="float">
            <text:p>617</text:p>
          </table:table-cell>
          <table:table-cell office:value-type="float" office:value="467" calcext:value-type="float">
            <text:p>467</text:p>
          </table:table-cell>
          <table:table-cell office:value-type="float" office:value="905" calcext:value-type="float">
            <text:p>90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table:formula="of:=AVERAGE([.C2:.L2])" office:value-type="float" office:value="686.1" calcext:value-type="float">
            <text:p>686.1</text:p>
          </table:table-cell>
          <table:table-cell table:formula="of:=[.M2]/60" office:value-type="float" office:value="11.435" calcext:value-type="float">
            <text:p>11.435</text:p>
          </table:table-cell>
          <table:table-cell/>
        </table:table-row>
        <table:table-row table:style-name="ro3">
          <table:table-cell office:value-type="string" calcext:value-type="string">
            <text:p>07/02/2018 – 08/02/2018</text:p>
          </table:table-cell>
          <table:table-cell office:value-type="float" office:value="987995" calcext:value-type="float">
            <text:p>987995</text:p>
          </table:table-cell>
          <table:table-cell office:value-type="float" office:value="936" calcext:value-type="float">
            <text:p>936</text:p>
          </table:table-cell>
          <table:table-cell table:number-columns-repeated="11"/>
          <table:table-cell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2/02/2018 </text:p>
          </table:table-cell>
          <table:table-cell office:value-type="float" office:value="2965041" calcext:value-type="float">
            <text:p>2965041</text:p>
          </table:table-cell>
          <table:table-cell table:number-columns-repeated="10"/>
          <table:table-cell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480000 3600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/02/2018 – 13/02/2018 </text:p>
          </table:table-cell>
          <table:table-cell office:value-type="float" office:value="3460005" calcext:value-type="float">
            <text:p>3460005</text:p>
          </table:table-cell>
          <table:table-cell office:value-type="float" office:value="5400" calcext:value-type="float">
            <text:p>5400</text:p>
          </table:table-cell>
          <table:table-cell office:value-type="float" office:value="5268" calcext:value-type="float">
            <text:p>5268</text:p>
          </table:table-cell>
          <table:table-cell office:value-type="float" office:value="4307" calcext:value-type="float">
            <text:p>4307</text:p>
          </table:table-cell>
          <table:table-cell table:number-columns-repeated="7"/>
          <table:table-cell office:value-type="string" calcext:value-type="string">
            <text:p>--class ripeatlasanalysis.AnalyseTraceroute     --master local --driver-memory 30G  /home/162558/SparkExample-lowprints-0.0.5-SNAPSHOT-jar-with-dependencies.jar  1517961600  1518566400 3600 </text:p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00:48.938267928</meta:creation-date>
    <dc:date>2019-01-01T01:21:51.691026253</dc:date>
    <meta:editing-duration>PT1H48M4S</meta:editing-duration>
    <meta:editing-cycles>4</meta:editing-cycles>
    <meta:generator>LibreOffice/6.0.3.2$Linux_X86_64 LibreOffice_project/00m0$Build-2</meta:generator>
    <meta:document-statistic meta:table-count="3" meta:cell-count="92" meta:object-count="0"/>
  </office:meta>
</office:document-meta>
</file>